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580000001FDE25AC816433E76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 PL KaitiM GB" svg:font-family="'AR PL KaitiM GB'" style:font-family-generic="system"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margin-left="0in" fo:margin-right="0in" fo:text-align="center" style:justify-single-word="false" fo:text-indent="0in" style:auto-text-indent="false"/>
      <style:text-properties officeooo:paragraph-rsid="001c793e"/>
    </style:style>
    <style:style style:name="P2" style:family="paragraph" style:parent-style-name="Footer">
      <style:paragraph-properties fo:margin-left="0in" fo:margin-right="0in" fo:text-align="center" style:justify-single-word="false" fo:text-indent="0in" style:auto-text-indent="false"/>
      <style:text-properties fo:font-style="italic" officeooo:rsid="0019b594" officeooo:paragraph-rsid="001c793e" style:font-style-asian="italic" style:font-style-complex="italic"/>
    </style:style>
    <style:style style:name="P3" style:family="paragraph" style:parent-style-name="Standard">
      <style:paragraph-properties fo:margin-left="0in" fo:margin-right="0in" fo:text-align="start" style:justify-single-word="false" fo:text-indent="0in" style:auto-text-indent="false"/>
      <style:text-properties officeooo:paragraph-rsid="001416ce"/>
    </style:style>
    <style:style style:name="P4" style:family="paragraph" style:parent-style-name="Standard">
      <style:paragraph-properties fo:margin-left="0in" fo:margin-right="0in" fo:text-align="start" style:justify-single-word="false" fo:text-indent="0in" style:auto-text-indent="false"/>
      <style:text-properties officeooo:paragraph-rsid="0026b25c"/>
    </style:style>
    <style:style style:name="P5" style:family="paragraph" style:parent-style-name="Standard">
      <style:paragraph-properties fo:margin-left="0in" fo:margin-right="0in" fo:text-align="start" style:justify-single-word="false" fo:text-indent="0in" style:auto-text-indent="false"/>
      <style:text-properties style:font-name="arial" fo:font-size="11pt" style:font-size-asian="11pt" style:font-name-complex="Arial1" style:font-size-complex="11pt"/>
    </style:style>
    <style:style style:name="P6" style:family="paragraph" style:parent-style-name="Standard">
      <style:paragraph-properties fo:margin-left="0in" fo:margin-right="0in" fo:text-align="start" style:justify-single-word="false" fo:text-indent="0in" style:auto-text-indent="false"/>
      <style:text-properties style:font-name="arial" fo:font-size="11pt" officeooo:paragraph-rsid="001071d4" style:font-size-asian="11pt" style:font-name-complex="Arial1" style:font-size-complex="11pt"/>
    </style:style>
    <style:style style:name="P7" style:family="paragraph" style:parent-style-name="Standard">
      <style:paragraph-properties fo:margin-left="0in" fo:margin-right="0in" fo:text-align="start" style:justify-single-word="false" fo:text-indent="0in" style:auto-text-indent="false"/>
      <style:text-properties style:font-name="arial" fo:font-size="11pt" officeooo:paragraph-rsid="0025572c" style:font-size-asian="11pt" style:font-name-complex="Arial1" style:font-size-complex="11pt"/>
    </style:style>
    <style:style style:name="P8" style:family="paragraph" style:parent-style-name="Standard">
      <style:paragraph-properties fo:margin-left="0in" fo:margin-right="0in" fo:text-align="start" style:justify-single-word="false" fo:text-indent="0in" style:auto-text-indent="false"/>
      <style:text-properties style:font-name="arial" fo:font-size="11pt" officeooo:rsid="0021a9d4" officeooo:paragraph-rsid="0021a9d4" style:font-size-asian="11pt" style:font-name-complex="Arial1" style:font-size-complex="11pt"/>
    </style:style>
    <style:style style:name="P9" style:family="paragraph" style:parent-style-name="Standard">
      <style:paragraph-properties fo:margin-left="0in" fo:margin-right="0in" fo:text-align="start" style:justify-single-word="false" fo:text-indent="0in" style:auto-text-indent="false"/>
      <style:text-properties style:font-name="arial" fo:font-size="11pt" officeooo:rsid="000f367e" officeooo:paragraph-rsid="000f367e" style:font-size-asian="11pt" style:font-name-complex="Arial1" style:font-size-complex="11pt"/>
    </style:style>
    <style:style style:name="P10" style:family="paragraph" style:parent-style-name="Standard">
      <style:paragraph-properties fo:margin-left="0in" fo:margin-right="0in" fo:text-align="start" style:justify-single-word="false" fo:text-indent="0in" style:auto-text-indent="false"/>
      <style:text-properties style:font-name="arial" fo:font-size="11pt" officeooo:paragraph-rsid="001071d4" style:font-size-asian="11pt" style:font-size-complex="11pt"/>
    </style:style>
    <style:style style:name="P11" style:family="paragraph" style:parent-style-name="Standard">
      <style:paragraph-properties fo:margin-left="0in" fo:margin-right="0in" fo:text-align="start" style:justify-single-word="false" fo:text-indent="0in" style:auto-text-indent="false"/>
      <style:text-properties style:font-name="arial" fo:font-size="11pt" fo:font-weight="bold" officeooo:rsid="0021a9d4" officeooo:paragraph-rsid="0021a9d4" style:font-size-asian="11pt" style:font-weight-asian="bold" style:font-name-complex="Arial1" style:font-size-complex="11pt" style:font-weight-complex="bold"/>
    </style:style>
    <style:style style:name="P12" style:family="paragraph" style:parent-style-name="Standard">
      <style:paragraph-properties fo:margin-left="0in" fo:margin-right="0in" fo:text-align="start" style:justify-single-word="false" fo:text-indent="0in" style:auto-text-indent="false"/>
      <style:text-properties style:font-name="arial" fo:font-size="9pt" officeooo:rsid="000ec2c5" officeooo:paragraph-rsid="000ec2c5" style:font-size-asian="9pt" style:font-name-complex="Arial1" style:font-size-complex="9pt"/>
    </style:style>
    <style:style style:name="P13" style:family="paragraph" style:parent-style-name="Standard">
      <style:paragraph-properties fo:margin-left="0in" fo:margin-right="0in" fo:text-align="start" style:justify-single-word="false" fo:text-indent="0in" style:auto-text-indent="false"/>
      <style:text-properties style:font-name="arial" fo:font-size="9pt" officeooo:rsid="000ec2c5" officeooo:paragraph-rsid="000f367e" style:font-size-asian="9pt" style:font-name-complex="Arial1" style:font-size-complex="9pt"/>
    </style:style>
    <style:style style:name="P14" style:family="paragraph" style:parent-style-name="Standard">
      <style:paragraph-properties fo:margin-left="0in" fo:margin-right="0in" fo:text-align="start" style:justify-single-word="false" fo:text-indent="0in" style:auto-text-indent="false"/>
      <style:text-properties style:font-name="arial" fo:font-size="9pt" officeooo:rsid="000ec2c5" officeooo:paragraph-rsid="0013017b" style:font-size-asian="9pt" style:font-name-complex="Arial1" style:font-size-complex="9pt"/>
    </style:style>
    <style:style style:name="P15" style:family="paragraph" style:parent-style-name="Standard">
      <style:paragraph-properties fo:margin-left="0in" fo:margin-right="0in" fo:text-align="start" style:justify-single-word="false" fo:text-indent="0in" style:auto-text-indent="false"/>
      <style:text-properties style:font-name="arial" fo:font-size="9pt" officeooo:rsid="000f367e" officeooo:paragraph-rsid="000f367e" style:font-size-asian="9pt" style:font-name-complex="Arial1" style:font-size-complex="9pt"/>
    </style:style>
    <style:style style:name="T1" style:family="text">
      <style:text-properties fo:font-style="italic" style:font-style-asian="italic" style:font-style-complex="italic"/>
    </style:style>
    <style:style style:name="T2" style:family="text">
      <style:text-properties fo:font-style="italic" officeooo:rsid="0019b594" style:font-style-asian="italic" style:font-style-complex="italic"/>
    </style:style>
    <style:style style:name="T3" style:family="text">
      <style:text-properties officeooo:rsid="000ec2c5"/>
    </style:style>
    <style:style style:name="T4" style:family="text">
      <style:text-properties officeooo:rsid="000f367e"/>
    </style:style>
    <style:style style:name="T5" style:family="text">
      <style:text-properties fo:font-weight="bold" style:font-weight-asian="bold" style:font-weight-complex="bold"/>
    </style:style>
    <style:style style:name="T6" style:family="text">
      <style:text-properties officeooo:rsid="001071d4"/>
    </style:style>
    <style:style style:name="T7" style:family="text">
      <style:text-properties officeooo:rsid="0013017b"/>
    </style:style>
    <style:style style:name="T8" style:family="text">
      <style:text-properties style:font-name="arial" fo:font-size="9pt" officeooo:rsid="001416ce" style:font-size-asian="9pt" style:font-name-complex="Arial1" style:font-size-complex="9pt"/>
    </style:style>
    <style:style style:name="T9" style:family="text">
      <style:text-properties style:font-name="arial" fo:font-size="9pt" style:font-size-asian="9pt" style:font-size-complex="9pt"/>
    </style:style>
    <style:style style:name="T10" style:family="text">
      <style:text-properties style:font-name="arial" fo:font-size="9pt" officeooo:rsid="001416ce" style:font-size-asian="9pt" style:font-size-complex="9pt"/>
    </style:style>
    <style:style style:name="T11" style:family="text">
      <style:text-properties style:font-name="arial" fo:font-size="11pt" fo:font-weight="bold" style:font-size-asian="11pt" style:font-weight-asian="bold" style:font-name-complex="Arial1" style:font-size-complex="11pt" style:font-weight-complex="bold"/>
    </style:style>
    <style:style style:name="T12" style:family="text">
      <style:text-properties style:font-name="arial" fo:font-size="11pt" fo:font-weight="bold" officeooo:rsid="002285a4" style:font-size-asian="11pt" style:font-weight-asian="bold" style:font-name-complex="Arial1" style:font-size-complex="11pt" style:font-weight-complex="bold"/>
    </style:style>
    <style:style style:name="T13" style:family="text">
      <style:text-properties style:font-name="arial" fo:font-size="11pt" fo:font-weight="bold" officeooo:rsid="0026b25c" style:font-size-asian="11pt" style:font-weight-asian="bold" style:font-name-complex="Arial1" style:font-size-complex="11pt" style:font-weight-complex="bold"/>
    </style:style>
    <style:style style:name="T14" style:family="text">
      <style:text-properties style:font-name="arial" fo:font-size="11pt" fo:font-weight="bold" officeooo:rsid="00288016" style:font-size-asian="11pt" style:font-weight-asian="bold" style:font-name-complex="Arial1" style:font-size-complex="11pt" style:font-weight-complex="bold"/>
    </style:style>
    <style:style style:name="T15" style:family="text">
      <style:text-properties style:font-name-complex="Arial1"/>
    </style:style>
    <style:style style:name="T16" style:family="text">
      <style:text-properties style:text-position="super 58%" officeooo:rsid="000f367e" loext:shadow="none"/>
    </style:style>
    <style:style style:name="T17" style:family="text">
      <style:text-properties style:text-position="super 58%" officeooo:rsid="001071d4" loext:shadow="none"/>
    </style:style>
    <style:style style:name="T18" style:family="text">
      <style:text-properties style:text-position="super 58%" officeooo:rsid="001416ce" style:font-name-complex="Arial1" loext:shadow="none"/>
    </style:style>
    <style:style style:name="T19" style:family="text">
      <style:text-properties officeooo:rsid="002285a4"/>
    </style:style>
    <style:style style:name="T20" style:family="text">
      <style:text-properties officeooo:rsid="00235756"/>
    </style:style>
    <style:style style:name="T21" style:family="text">
      <style:text-properties officeooo:rsid="0026879c"/>
    </style:style>
    <style:style style:name="T22" style:family="text">
      <style:text-properties officeooo:rsid="002ab2cf"/>
    </style:style>
    <style:style style:name="fr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20">Es kommt</text:span> immer wieder zu Diskussionen <text:span text:style-name="T21">mit</text:span> Polizei- und Ordnungsbehörden über die Verhältnismäßigkeit von Abschleppmaßnahmen bei <text:span text:style-name="T20">zugeparkten</text:span> Rad- und Gehwegen. Hartnäckig hält sich der Mythos, dass Mitarbeiter*innen der Behörden persönlich für eine Abschleppmaßnahme <text:span text:style-name="T21">bei einem blockierten Weg</text:span> belangt wurden. Belege hierfür <text:span text:style-name="T20">konnten bislang </text:span>jedoch nicht vorgewiesen werden. <text:span text:style-name="T20">Ein paar Fakten zu üblichen Diskussionsthemen:</text:span></text:p>
      <text:p text:style-name="P8"/>
      <text:p text:style-name="P11">Ein „Knöllchen“ ist generell kein <text:span text:style-name="T1">geeignetes</text:span> Mittel um eine Verkehrsbehinderung/-Gefährdung zu beseitigen, da das Fahrzeug auch mit Knöllchen genauso im Weg steht <text:span text:style-name="T20">und andere Verkehrsteilnehmer behindert/gefährdet. Es muss eine alternative Maßnahme gewählt werden:</text:span></text:p>
      <text:p text:style-name="P5">„Von mehreren möglichen und <text:span text:style-name="T5">geeigneten</text:span> Maßnahmen haben die Gefahrenabwehr- und die Polizeibehörden diejenigen Maßnahmen zu treffen, die die einzelne Person und die Allgemeinheit voraussichtlich am wenigsten beeinträchtigen.“ <text:span text:style-name="T16">[1]</text:span></text:p>
      <text:p text:style-name="P5"/>
      <text:p text:style-name="P11">Oftmals wird versucht als <text:span text:style-name="T1">mildestes Mittel</text:span> den Halter telefonisch zu erreichen bevor weitere Maßnahmen eingeleitet werden. Neben dem zeitlichen Aufwand <text:span text:style-name="T21">stellt sich die Frage ob man sich mit einem einfachen Zettel der Konsequenzen entziehen kann:</text:span></text:p>
      <text:p text:style-name="P5">„[…<text:span text:style-name="T6">] Selbst wenn die im Fahrzeug hinterlassene Nachricht alle erforderlichen Angaben enthält, sprechen spezial- und generalpräventive Aspekte gegen eine Nachforschungspflicht. Es würde die Straßenverkehrsordnung konterkarieren, wenn der Fahrer für seinen Regelverstoß zwar bewusst ein Bußgeld in Kauf nehmen, jedoch durch seine Nachricht einen Abschleppschutz herbeiführen könnte. Hinzu kommt, dass selbst die aktuellen Bußgelder angesichts der Höhe der Parkgebühren nicht hinreichend abschreckend wirken.“ </text:span><text:span text:style-name="T17">[2]</text:span></text:p>
      <text:p text:style-name="P9"/>
      <text:p text:style-name="P11">Gerne wird <text:span text:style-name="T19">seitens der Polizei </text:span>darauf verwiesen, dass zwingend eine konkrete Behinderung oder gar Gefährdung notwendig sei damit ein Abschleppvorgang verhältnismäßig <text:span text:style-name="T20">ist</text:span>. <text:span text:style-name="T19">Sobald es jedoch zu einer konkreten Behinderung/Gefährdung kommt ist es bereits zu spät. Auch Prävention ist Aufgabe der Polizei!</text:span></text:p>
      <text:p text:style-name="P6">"Für die Angemessenheit des Abschleppens ist es nach der Rechtssprechung grundsätzlich unerheblich, ob es nebe<text:span text:style-name="T22">n</text:span> dem formalen Verstoß gegen die StVO auch zu konkreten Behinderungen oder Gefährdungen anderer Verkehrsteilnehmer gekommen ist.</text:p>
      <text:p text:style-name="P6">Zweck der Maßnahme ist primär die Beseitigung des Rechtsverstoßes, wobei in die Abwägung zeitliche Momente, generalpräventive Aspekte und der Gedanke der Funktionsbeeinträchtigung mit einfließen.</text:p>
      <text:p text:style-name="P6">Soweit es zu Verkehrsbehinderungen kommt, ist ein sofortiges Abschleppen erlaubt." <text:span text:style-name="T16">[3]</text:span></text:p>
      <text:p text:style-name="P6"/>
      <text:p text:style-name="P4"><text:span text:style-name="T11">„</text:span><text:span text:style-name="T12">Die anderen standen doch auch schon da“ - die belieb</text:span><text:span text:style-name="T14">t</text:span><text:span text:style-name="T12">este Ausrede von Falschparkern. Dabei hat die Polizei von Anfang an die rechtliche Möglichkeit </text:span><text:span text:style-name="T14">beim 1. Fahrzeug</text:span><text:span text:style-name="T12"> einzugreifen um den Nachahmereffekt zu unterbinden</text:span><text:bookmark text:name="firstHeading"/><text:span text:style-name="T13">. Wird die Masse an Falschparkern erst zu groß heißt es </text:span><text:span text:style-name="T14">sonst </text:span><text:span text:style-name="T13">gerne sinngemäß „die können wir nicht alle abschleppen, das dauert viel zu lange“:</text:span></text:p>
      <text:p text:style-name="P10"><text:span text:style-name="T15">„Das Abschleppen eines auf dem Gehweg im Bereich eines absoluten Haltverbots während längerer Zeit (hier knapp 2 Stunden) parkenden Kraftfahrzeugs ist mit dem Grundsatz der Verhältnismäßigkeit regelmäßig bereits dann vereinbar, wenn von dem verbotswidrigen Verhalten eine negative Vorbildwirkung für andere Kraftfahrer ausgehen kann.“ </text:span><text:span text:style-name="T18">[4]</text:span></text:p>
      <text:p text:style-name="P7"/>
      <text:p text:style-name="P12">Quellenangaben:</text:p>
      <text:p text:style-name="P13">[1] <text:span text:style-name="T4">§ 4 Satz 1 Hessisches Gesetz für Sicherheit und Ordnung (Fassung der Bekanntmachung vom 14. Januar 2005)</text:span></text:p>
      <text:p text:style-name="P13"/>
      <text:p text:style-name="P15">[2] <text:span text:style-name="T3">Prof. Dr. Frank Wittgruber, hauptamtlich Lehrender im Bereich Rechtswissenschaften an der hessischen Hochschule für Polizei und Verwaltung: „Erläuterungen zum hessischen Gesetz für Sicherheit und Ordnung“, </text:span>Kapitel 3.2 „Erforderlichkeit von Abschleppmaßnahmen“, <text:span text:style-name="T7">abrufbar an jedem Dienstrechner der Landespolizei Hessen</text:span></text:p>
      <text:p text:style-name="P15"/>
      <text:p text:style-name="P14">[<text:span text:style-name="T4">3</text:span>] Prof. Dr. Frank Wittgruber, „Erläuterungen zum hessischen Gesetz für Sicherheit und Ordnung“, Kapitel 3.3 „Angemessenheit von Abschleppmaßnahmen“<text:span text:style-name="T4">, abrufbar an jedem Dienstrechner der Landespolizei Hessen</text:span></text:p>
      <text:p text:style-name="P14"/>
      <text:p text:style-name="P3"><text:span text:style-name="T8">[4] Beschluss des </text:span><text:span text:style-name="T9">BverwG, </text:span><text:span text:style-name="T10">AZ </text:span><text:span text:style-name="T9">BVerwG 7 B 179.89, </text:span><text:span text:style-name="T10">abrufbar unter https://www.jurion.de/urteile/bverwg/1989-12-20/bverwg-7-b-1798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 PL KaitiM GB" svg:font-family="'AR PL KaitiM GB'" style:font-family-generic="system"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ejaVu Sans"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de" fo:country="DE"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2.5591in" fo:margin-right="0in" fo:text-align="start" style:justify-single-word="false" fo:orphans="2" fo:widows="2" fo:hyphenation-ladder-count="no-limit" fo:text-indent="-3.5398in" style:auto-text-indent="false" style:writing-mode="lr-tb"/>
      <style:text-properties fo:color="#00000a" style:font-name="Times New Roman" fo:font-family="'Times New Roman'" style:font-family-generic="roman" style:font-pitch="variable" fo:font-size="10pt" fo:language="de" fo:country="DE" style:font-name-asian="Times New Roman1" style:font-family-asian="'Times New Roman'" style:font-family-generic-asian="system" style:font-pitch-asian="variable" style:font-size-asian="10pt" style:language-asian="de" style:country-asian="DE"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style:style>
    <style:style style:name="Heading" style:family="paragraph" style:parent-style-name="Standard" style:default-outline-level="" style:class="text">
      <style:paragraph-properties fo:margin-top="0.1665in" fo:margin-bottom="0.0835in" loext:contextual-spacing="false" fo:keep-with-next="always"/>
      <style:text-properties style:font-name="Arial" fo:font-family="Arial" style:font-family-generic="roman" style:font-pitch="variable" fo:font-size="14pt" style:font-name-asian="AR PL KaitiM GB" style:font-family-asian="'AR PL KaitiM GB'"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fo:line-height="120%"/>
    </style:style>
    <style:style style:name="List" style:family="paragraph" style:parent-style-name="Text_20_body" style:default-outline-level="" style:class="list">
      <style:text-properties style:font-name-complex="Lohit Hindi" style:font-family-complex="'Lohit Hind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Hindi" style:font-family-complex="'Lohit Hindi'" style:font-family-generic-complex="system" style:font-pitch-complex="variable"/>
    </style:style>
    <style:style style:name="Heading_20_1" style:display-name="Heading 1" style:family="paragraph" style:parent-style-name="Heading" style:default-outline-level="" style:class="text"/>
    <style:style style:name="Heading_20_2" style:display-name="Heading 2" style:family="paragraph" style:parent-style-name="Heading" style:default-outline-level="" style:class="text"/>
    <style:style style:name="Heading_20_3" style:display-name="Heading 3" style:family="paragraph" style:parent-style-name="Heading" style:default-outline-level="" style:class="text"/>
    <style:style style:name="Quotations" style:family="paragraph" style:parent-style-name="Standard"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Footer"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in" fo:text-align="center" style:justify-single-word="false" fo:text-indent="0in" style:auto-text-indent="false"/>
      <style:text-properties officeooo:paragraph-rsid="001c793e"/>
    </style:style>
    <style:style style:name="MP2" style:family="paragraph" style:parent-style-name="Footer">
      <style:paragraph-properties fo:margin-left="0in" fo:margin-right="0in" fo:text-align="center" style:justify-single-word="false" fo:text-indent="0in" style:auto-text-indent="false"/>
      <style:text-properties fo:font-style="italic" officeooo:rsid="0019b594" officeooo:paragraph-rsid="001c793e" style:font-style-asian="italic" style:font-style-complex="italic"/>
    </style:style>
    <style:style style:name="MT1" style:family="text">
      <style:text-properties fo:font-style="italic" officeooo:rsid="0019b594" style:font-style-asian="italic" style:font-style-complex="italic"/>
    </style:style>
    <style:style style:name="Mfr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6in" fo:margin-bottom="0.5902in" fo:margin-left="0.7in" fo:margin-right="0.7in" style:writing-mode="lr-tb" style:layout-grid-color="#c0c0c0" style:layout-grid-lines="44" style:layout-grid-base-height="0.1728in" style:layout-grid-ruby-height="0.0492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svg:height="0.5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www.falschparken-frankfurt.info<text:tab/><text:tab/></text:span><text:span text:style-name="MT1"><draw:frame draw:style-name="Mfr1" draw:name="Image1" text:anchor-type="as-char" svg:y="-0.1972in" svg:width="0.9165in" svg:height="0.3228in" draw:z-index="0"><draw:image xlink:href="Pictures/10000201000000580000001FDE25AC816433E763.png" xlink:type="simple" xlink:show="embed" xlink:actuate="onLoad" loext:mime-type="image/png"/></draw:frame></text:span></text:p>
        <text:p text:style-name="MP2"/>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2T14:52:38.587032356</meta:creation-date>
    <dc:language>de-DE</dc:language>
    <meta:editing-cycles>1</meta:editing-cycles>
    <meta:editing-duration>P0D</meta:editing-duration>
    <meta:generator>LibreOffice/6.0.6.2$Linux_X86_64 LibreOffice_project/00m0$Build-2</meta:generator>
    <dc:title>Polizei Handout Abschleppen</dc:title>
    <meta:document-statistic meta:table-count="0" meta:image-count="1" meta:object-count="0" meta:page-count="1" meta:paragraph-count="17" meta:word-count="514" meta:character-count="3994" meta:non-whitespace-character-count="3494"/>
    <meta:template xlink:type="simple" xlink:actuate="onRequest" xlink:title="Briefvorlage" xlink:href="../../../../home/theraser/.config/libreoffice/4/user/template/Briefvorlage.ott" meta:date="2018-09-30T21:28:50.819021800"/>
  </office:meta>
</office:document-meta>
</file>